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Exo" svg:font-family="Exo" style:font-adornments="Regular" style:font-pitch="variable"/>
    <style:font-face style:name="Exo Black" svg:font-family="'Exo Black'" style:font-pitch="variable"/>
    <style:font-face style:name="Exo Black1" svg:font-family="'Exo Black'" style:font-adornments="Italic" style:font-pitch="variable"/>
    <style:font-face style:name="Exo Black2" svg:font-family="'Exo Blac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7.7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503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7.3071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7.1102in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itle">
      <style:text-properties style:font-name="Exo Black"/>
    </style:style>
    <style:style style:name="P8" style:family="paragraph" style:parent-style-name="Title">
      <style:text-properties style:font-name="Exo Black" fo:font-size="44pt" fo:font-style="italic" fo:font-weight="900" officeooo:rsid="0012b2ec" officeooo:paragraph-rsid="0012b2ec" style:font-name-asian="Microsoft YaHei" style:font-size-asian="28pt" style:font-weight-asian="bold" style:font-name-complex="Lucida Sans" style:font-size-complex="28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Exo" svg:font-family="Exo" style:font-adornments="Regular" style:font-pitch="variable"/>
    <style:font-face style:name="Exo Black" svg:font-family="'Exo Black'" style:font-pitch="variable"/>
    <style:font-face style:name="Exo Black1" svg:font-family="'Exo Black'" style:font-adornments="Italic" style:font-pitch="variable"/>
    <style:font-face style:name="Exo Black2" svg:font-family="'Exo Blac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0000" style:font-name="Exo" fo:font-family="Exo" style:font-style-name="Regular" style:font-pitch="variable" fo:font-size="15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Exo Black1" fo:font-family="'Exo Black'" style:font-style-name="Italic" style:font-pitch="variable" fo:font-size="44pt" fo:font-style="italic" fo:font-weight="90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Exo Black2" fo:font-family="'Exo Black'" style:font-style-name="Regular" style:font-pitch="variable" fo:font-size="28pt" fo:font-weight="900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Exo Black2" fo:font-family="'Exo Black'" style:font-style-name="Regular" style:font-pitch="variable" fo:font-size="16pt" fo:font-weight="900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1e90ff" style:font-name="Exo Black1" fo:font-family="'Exo Black'" style:font-style-name="Italic" style:font-pitch="variable" fo:font-size="22pt" fo:font-style="italic" fo:font-weight="9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8b8b" style:font-name="Exo Black1" fo:font-family="'Exo Black'" style:font-style-name="Italic" style:font-pitch="variable" fo:font-size="22pt" fo:font-style="italic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9932cc" style:font-name="Exo Black1" fo:font-family="'Exo Black'" style:font-style-name="Italic" style:font-pitch="variable" fo:font-size="22pt" fo:font-style="normal" fo:font-weight="9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c71585" style:font-name="Exo Black2" fo:font-family="'Exo Black'" style:font-style-name="Regular" style:font-pitch="variable" fo:font-size="22pt" fo:font-style="normal" fo:font-weight="900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in" style:type="right" style:leader-style="dotted" style:leader-text="."/>
        </style:tab-stops>
      </style:paragraph-properties>
      <style:text-properties fo:color="#1e90ff" style:font-name="Exo" fo:font-family="Exo" style:font-style-name="Regular" style:font-pitch="variable" fo:font-size="1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035in" style:type="right" style:leader-style="dotted" style:leader-text="."/>
        </style:tab-stops>
      </style:paragraph-properties>
      <style:text-properties fo:color="#008b8b" style:font-name="Exo" fo:font-family="Exo" style:font-style-name="Regular" style:font-pitch="variable" fo:font-size="15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3071in" style:type="right" style:leader-style="dotted" style:leader-text="."/>
        </style:tab-stops>
      </style:paragraph-properties>
      <style:text-properties fo:color="#9932cc" style:font-name="Exo" fo:font-family="Exo" style:font-style-name="Regular" style:font-pitch="variable" fo:font-size="15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7.1102in" style:type="right" style:leader-style="dotted" style:leader-text="."/>
        </style:tab-stops>
      </style:paragraph-properties>
      <style:text-properties fo:color="#c71585" style:font-name="Exo" fo:font-family="Exo" style:font-style-name="Regular" style:font-pitch="variable" fo:font-size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14:46:32.793000000</meta:creation-date>
    <dc:title>BOOKTemplateBest</dc:title>
    <meta:editing-duration>PT9S</meta:editing-duration>
    <meta:editing-cycles>2</meta:editing-cycles>
    <meta:generator>LibreOffice/6.4.3.2$Windows_X86_64 LibreOffice_project/747b5d0ebf89f41c860ec2a39efd7cb15b54f2d8</meta:generator>
    <dc:date>2020-06-03T14:46:41.325000000</dc:date>
    <meta:document-statistic meta:table-count="0" meta:image-count="0" meta:object-count="0" meta:page-count="1" meta:paragraph-count="1" meta:word-count="1" meta:character-count="4" meta:non-whitespace-character-count="4"/>
    <meta:template xlink:type="simple" xlink:actuate="onRequest" xlink:title="BOOKTemplateBest" xlink:href="../../AppData/Roaming/LibreOffice/4/user/template/BOOKTemplateBest.ott" meta:date="2020-06-03T14:46:32.355000000"/>
  </office:meta>
</office:document-meta>
</file>